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0BA00000020CC33221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textarea-horizontal-align="justify" draw:textarea-vertical-align="middle" draw:auto-grow-height="fals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3deb3d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eb613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fill="solid" draw:fill-color="#e6ff00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="solid" draw:fill-color="#0047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cm" fo:min-width="2.566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9999ff" draw:opacity="80%" draw:textarea-horizontal-align="justify" draw:textarea-vertical-align="middle" draw:auto-grow-height="false" fo:min-height="0cm" fo:min-width="0cm" fo:wrap-option="no-wrap" draw:shadow="hidden" draw:shadow-opacity="8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cm" svg:height="1cm" svg:x="2.9cm" svg:y="15.6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2" draw:text-style-name="P1" draw:id="id2" draw:layer="layout" svg:width="4.5cm" svg:height="2.5cm" svg:x="10.4cm" svg:y="11.328cm">
            <text:p text:style-name="P1">OpenVAS</text:p>
            <text:p text:style-name="P1">Scann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8" draw:layer="layout" svg:width="4.5cm" svg:height="2.5cm" svg:x="21.4cm" svg:y="11.328cm">
            <text:p text:style-name="P1">OpenVAS</text:p>
            <text:p text:style-name="P1">Administrato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1" draw:id="id1" draw:layer="layout" svg:width="4.5cm" svg:height="2.5cm" svg:x="15.9cm" svg:y="11.328cm">
            <text:p text:style-name="P1">OpenVAS</text:p>
            <text:p text:style-name="P1">Manager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1" draw:layer="layout" svg:x1="15.9cm" svg:y1="12.578cm" svg:x2="14.9cm" svg:y2="12.578cm" draw:start-shape="id1" draw:start-glue-point="5" draw:end-shape="id2" draw:end-glue-point="7" svg:d="m15900 12578h-1000">
            <text:p/>
          </draw:connector>
          <draw:custom-shape draw:style-name="gr4" draw:text-style-name="P1" draw:id="id3" draw:layer="layout" svg:width="4.5cm" svg:height="2.5cm" svg:x="10.4cm" svg:y="15.828cm">
            <text:p text:style-name="P1">NVT's</text:p>
  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connector draw:style-name="gr3" draw:text-style-name="P1" draw:layer="layout" svg:x1="12.65cm" svg:y1="15.828cm" svg:x2="12.65cm" svg:y2="13.828cm" draw:start-shape="id3" draw:start-glue-point="4" draw:end-shape="id2" draw:end-glue-point="6" svg:d="m12650 15828v-2000">
            <text:p/>
          </draw:connector>
          <draw:connector draw:style-name="gr5" draw:text-style-name="P1" draw:layer="layout" svg:x1="20.65cm" svg:y1="15.828cm" svg:x2="18.15cm" svg:y2="13.828cm" draw:start-shape="id4" draw:start-glue-point="5" draw:end-shape="id1" draw:end-glue-point="6" svg:d="m20650 15828v-849h-2500v-1151">
            <text:p/>
          </draw:connector>
          <draw:connector draw:style-name="gr3" draw:text-style-name="P1" draw:layer="layout" svg:x1="18.15cm" svg:y1="8.328cm" svg:x2="18.15cm" svg:y2="11.328cm" draw:start-shape="id5" draw:start-glue-point="6" draw:end-shape="id1" draw:end-glue-point="4" svg:d="m18150 8328v3000">
            <text:p/>
          </draw:connector>
          <draw:connector draw:style-name="gr3" draw:text-style-name="P1" draw:layer="layout" svg:x1="23.65cm" svg:y1="8.328cm" svg:x2="18.15cm" svg:y2="11.328cm" draw:start-shape="id6" draw:start-glue-point="6" draw:end-shape="id1" draw:end-glue-point="4" svg:d="m23650 8328v1651h-5500v1349">
            <text:p/>
          </draw:connector>
          <draw:connector draw:style-name="gr3" draw:text-style-name="P1" draw:layer="layout" svg:x1="12.55cm" svg:y1="8.328cm" svg:x2="18.15cm" svg:y2="11.328cm" draw:start-shape="id7" draw:start-glue-point="6" draw:end-shape="id1" draw:end-glue-point="4" svg:d="m12550 8328v1651h5600v1349">
            <text:p/>
          </draw:connector>
          <draw:custom-shape draw:style-name="gr4" draw:text-style-name="P1" draw:id="id4" draw:layer="layout" svg:width="4.5cm" svg:height="2.5cm" svg:x="18.4cm" svg:y="15.828cm">
            <text:p text:style-name="P1">Results,</text:p>
            <text:p text:style-name="P1">Configs</text:p>
            <draw:enhanced-geometry svg:viewBox="0 0 88 21600" draw:mirror-horizontal="false" draw:mirror-vertical="false" draw:glue-points="44 ?f6 44 0 0 10800 44 21600 88 10800" draw:text-areas="0 ?f6 88 ?f3" draw:type="can" draw:modifiers="4205.9976009596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" draw:text-style-name="P1" draw:layer="layout" svg:x1="23.65cm" svg:y1="13.828cm" svg:x2="20.65cm" svg:y2="15.828cm" draw:start-shape="id8" draw:start-glue-point="6" draw:end-shape="id4" draw:end-glue-point="5" svg:d="m23650 13828v1151h-3000v849">
            <text:p/>
          </draw:connector>
          <draw:connector draw:style-name="gr3" draw:text-style-name="P1" draw:layer="layout" svg:x1="23.65cm" svg:y1="8.328cm" svg:x2="23.65cm" svg:y2="11.328cm" draw:start-shape="id6" draw:start-glue-point="6" draw:end-shape="id8" draw:end-glue-point="4" svg:d="m23650 8328v3000">
            <text:p/>
          </draw:connector>
          <draw:custom-shape draw:style-name="gr6" draw:text-style-name="P1" draw:id="id7" draw:layer="layout" svg:width="4.5cm" svg:height="2.5cm" svg:x="10.3cm" svg:y="5.828cm">
            <text:p text:style-name="P1">OpenVAS</text:p>
            <text:p text:style-name="P1">CLI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6" draw:layer="layout" svg:width="4.5cm" svg:height="2.5cm" svg:x="21.4cm" svg:y="5.828cm">
            <text:p text:style-name="P1">Greenbone</text:p>
            <text:p text:style-name="P1">Security</text:p>
            <text:p text:style-name="P1">Desktop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" draw:id="id5" draw:layer="layout" svg:width="4.5cm" svg:height="2.5cm" svg:x="15.9cm" svg:y="5.828cm">
            <text:p text:style-name="P1">Greenbone</text:p>
            <text:p text:style-name="P1">Security</text:p>
            <text:p text:style-name="P1">Assistant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" draw:layer="layout" svg:width="5cm" svg:height="1cm" svg:x="2.9cm" svg:y="14.7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13.8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2.9cm" svg:y="12.9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12.0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8" draw:text-style-name="P1" draw:layer="layout" svg:width="5cm" svg:height="1cm" svg:x="2.9cm" svg:y="11.1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9" draw:text-style-name="P1" draw:layer="layout" svg:width="5cm" svg:height="1cm" svg:x="2.9cm" svg:y="10.2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7" draw:text-style-name="P1" draw:layer="layout" svg:width="5cm" svg:height="1cm" svg:x="2.9cm" svg:y="9.328cm">
            <text:p/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style-name="gr10" draw:text-style-name="P1" draw:id="id9" draw:layer="layout" svg:width="0.5cm" svg:height="8.5cm" svg:x="8.4cm" svg:y="8.328cm">
            <text:p/>
  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onnector draw:style-name="gr3" draw:text-style-name="P1" draw:layer="layout" svg:x1="10.4cm" svg:y1="12.578cm" svg:x2="8.9cm" svg:y2="12.578cm" draw:start-shape="id2" draw:start-glue-point="5" draw:end-shape="id9" draw:end-glue-point="6" svg:d="m10400 12578h-1500">
            <text:p/>
          </draw:connector>
          <draw:frame draw:style-name="gr11" draw:layer="layout" svg:width="4.274cm" svg:height="0.962cm" svg:x="3.526cm" svg:y="8.066cm">
            <draw:text-box>
              <text:p>Scan Targets</text:p>
            </draw:text-box>
          </draw:frame>
          <draw:frame draw:style-name="gr12" draw:text-style-name="P1" draw:layer="layout" svg:width="6.561cm" svg:height="1.128cm" svg:x="2.8cm" svg:y="5.9cm">
            <draw:image xlink:href="Pictures/20000002000000BA00000020CC33221A.eps" xlink:type="simple" xlink:show="embed" xlink:actuate="onLoad">
              <text:p/>
            </draw:image>
          </draw:frame>
          <draw:frame draw:style-name="gr13" draw:layer="layout" svg:width="2.437cm" svg:height="0.962cm" draw:transform="rotate (-1.57079632679579) translate (27.662cm 5.8cm)">
            <draw:text-box>
              <text:p>Clients</text:p>
            </draw:text-box>
          </draw:frame>
          <draw:custom-shape draw:style-name="gr10" draw:text-style-name="P1" draw:layer="layout" svg:width="0.5cm" svg:height="2.5cm" svg:x="26.3cm" svg:y="5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1.84cm" svg:height="0.962cm" draw:transform="rotate (-1.57079632679579) translate (27.662cm 16.101cm)">
            <draw:text-box>
              <text:p>Data</text:p>
            </draw:text-box>
          </draw:frame>
          <draw:custom-shape draw:style-name="gr10" draw:text-style-name="P1" draw:layer="layout" svg:width="0.5cm" svg:height="2.5cm" svg:x="26.3cm" svg:y="15.8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3" draw:layer="layout" svg:width="2.932cm" svg:height="0.962cm" draw:transform="rotate (-1.57079632679579) translate (27.662cm 11.201cm)">
            <draw:text-box>
              <text:p>Services</text:p>
            </draw:text-box>
          </draw:frame>
          <draw:custom-shape draw:style-name="gr10" draw:text-style-name="P1" draw:layer="layout" svg:width="0.5cm" svg:height="2.5cm" svg:x="26.3cm" svg:y="11.4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custom-shape draw:style-name="gr14" draw:text-style-name="P1" draw:layer="layout" svg:width="2.5cm" svg:height="1.5cm" svg:x="24cm" svg:y="14.5cm">
          <text:p text:style-name="P1">SQLite</text:p>
          <draw:enhanced-geometry svg:viewBox="0 0 21600 21600" draw:text-areas="800 800 20800 20800" draw:type="round-rectangular-callout" draw:modifiers="-14630.3078768493 44005.86275816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6cm" svg:height="1.5cm" svg:x="5.368cm" svg:y="14.817cm">
          <text:p text:style-name="P1">GnuPG (signatures)</text:p>
          <draw:enhanced-geometry svg:viewBox="0 0 21600 21600" draw:text-areas="800 800 20800 20800" draw:type="round-rectangular-callout" draw:modifiers="20037.8603566072 38810.92604930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6cm" svg:height="1.7cm" svg:x="11.3cm" svg:y="3.5cm">
          <text:p text:style-name="P1">microHTTPd</text:p>
          <draw:enhanced-geometry svg:viewBox="0 0 21600 21600" draw:text-areas="800 800 20800 20800" draw:type="round-rectangular-callout" draw:modifiers="24261.8561182352 44622.2222222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8.1cm" svg:height="2.2cm" svg:x="6cm" svg:y="7cm">
          <text:p text:style-name="P1">GnuTLS (any internal</text:p>
          <text:p text:style-name="P1">OpenVAS communication)</text:p>
          <draw:enhanced-geometry svg:viewBox="0 0 21600 21600" draw:mirror-horizontal="false" draw:mirror-vertical="false" draw:text-areas="800 800 20800 20800" draw:type="round-rectangular-callout" draw:modifiers="23149.1420812245 29765.01590186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6cm" svg:height="1.7cm" svg:x="16.9cm" svg:y="3.5cm">
          <text:p text:style-name="P1">Qt</text:p>
          <draw:enhanced-geometry svg:viewBox="0 0 21600 21600" draw:text-areas="800 800 20800 20800" draw:type="round-rectangular-callout" draw:modifiers="24261.8561182352 44622.2222222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.5cm" svg:height="1.6cm" svg:x="5.6cm" svg:y="3.5cm">
          <text:p text:style-name="P1">Glib, Linux</text:p>
          <draw:enhanced-geometry svg:viewBox="0 0 21600 21600" draw:mirror-horizontal="false" draw:mirror-vertical="false" draw:text-areas="800 800 20800 20800" draw:type="round-rectangular-callout" draw:modifiers="-2413.86358586981 30949.65646470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" draw:layer="layout" svg:width="4cm" svg:height="1.7cm" svg:x="19.2cm" svg:y="9cm">
          <text:p text:style-name="P1">xsltproc</text:p>
          <draw:enhanced-geometry svg:viewBox="0 0 21600 21600" draw:text-areas="800 800 20800 20800" draw:type="round-rectangular-callout" draw:modifiers="-3779.05523619095 35085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gner Jan-Oliver</meta:initial-creator>
    <meta:creation-date>2010-11-26T18:39:17</meta:creation-date>
    <dc:date>2011-02-08T20:14:50</dc:date>
    <dc:creator>Wagner Jan-Oliver</dc:creator>
    <meta:editing-duration>PT05H15M42S</meta:editing-duration>
    <meta:editing-cycles>22</meta:editing-cycles>
    <meta:generator>OpenOffice.org/3.2$Linux OpenOffice.org_project/320m18$Build-9502</meta:generator>
    <meta:document-statistic meta:object-count="42"/>
  </office:meta>
</office:document-meta>
</file>